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officeooo:rsid="001e5323" officeooo:paragraph-rsid="001e5323" style:font-size-asian="24pt" style:font-size-complex="24pt"/>
    </style:style>
    <style:style style:name="P2" style:family="paragraph" style:parent-style-name="Heading_20_2">
      <style:paragraph-properties fo:text-align="center" style:justify-single-word="false"/>
      <style:text-properties officeooo:paragraph-rsid="00208f30"/>
    </style:style>
    <style:style style:name="P3" style:family="paragraph" style:parent-style-name="Standard">
      <style:text-properties officeooo:rsid="001e5323" officeooo:paragraph-rsid="001e5323"/>
    </style:style>
    <style:style style:name="P4" style:family="paragraph" style:parent-style-name="Standard">
      <style:text-properties officeooo:rsid="00208f30" officeooo:paragraph-rsid="00208f30"/>
    </style:style>
    <style:style style:name="P5" style:family="paragraph" style:parent-style-name="Standard">
      <style:text-properties officeooo:rsid="00211bc0" officeooo:paragraph-rsid="00211bc0"/>
    </style:style>
    <style:style style:name="P6" style:family="paragraph" style:parent-style-name="Standard">
      <style:text-properties officeooo:rsid="0023174b" officeooo:paragraph-rsid="0023174b"/>
    </style:style>
    <style:style style:name="T1" style:family="text">
      <style:text-properties officeooo:rsid="00208f30"/>
    </style:style>
    <style:style style:name="T2" style:family="text">
      <style:text-properties officeooo:rsid="0023174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th <text:span text:style-name="T1">6</text:span>099 – Colloquium </text:p>
      <text:p text:style-name="P1"><text:span text:style-name="T1">Fall</text:span> 2025</text:p>
      <text:p text:style-name="P3"/>
      <text:h text:style-name="P2" text:outline-level="2">An historical survey of solutions to Fermat’s Last Theorem </text:h>
      <text:h text:style-name="P2" text:outline-level="2">by Professor Ravi Agarwal</text:h>
      <text:p text:style-name="P4"/>
      <text:p text:style-name="P5">We met with preeminent Professor Ravi Agarwal who first introduced us to some valuable and informative history of the solution for FLT then proceeded to provide his own research in this direction. <text:s/>We were told of the many attempts by prominent mathematicians of history: Dirichlet, Lame, to name a couple. <text:s/>It was so difficult that Gauss refused to attempt it and was quoted as saying “I can come up with more unsolvable problems.” <text:s/><text:span text:style-name="T2">Its simplicity is the key that defies a straight-forward response but has led generations of mathematicians to improved Number Theory.</text:span></text:p>
      <text:p text:style-name="P5"/>
      <text:p text:style-name="P6">Professor Agarwal continued his lecture showing us several special cases of Pythagorean triples and why they are significant and important. <text:s/>He the proceeded to share his approach to the solution indicating several interesting aspects, ordering the triples to asses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5T15:55:18.589233463</meta:creation-date>
    <meta:generator>LibreOffice/24.2.7.2$Linux_X86_64 LibreOffice_project/420$Build-2</meta:generator>
    <dc:date>2025-09-11T02:44:37.409196124</dc:date>
    <meta:editing-duration>PT10H44M38S</meta:editing-duration>
    <meta:editing-cycles>5</meta:editing-cycles>
    <meta:document-statistic meta:table-count="0" meta:image-count="0" meta:object-count="0" meta:page-count="1" meta:paragraph-count="6" meta:word-count="150" meta:character-count="951" meta:non-whitespace-character-count="799"/>
  </office:meta>
</office:document-meta>
</file>